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149" officeooo:paragraph-rsid="00058149"/>
    </style:style>
    <style:style style:name="P2" style:family="paragraph" style:parent-style-name="Standard">
      <style:text-properties officeooo:rsid="0006c9ec" officeooo:paragraph-rsid="0006c9ec"/>
    </style:style>
    <style:style style:name="P3" style:family="paragraph" style:parent-style-name="Standard">
      <style:text-properties officeooo:rsid="0007817f" officeooo:paragraph-rsid="0007817f"/>
    </style:style>
    <style:style style:name="P4" style:family="paragraph" style:parent-style-name="Standard">
      <style:text-properties officeooo:rsid="0008a44c" officeooo:paragraph-rsid="0008a44c"/>
    </style:style>
    <style:style style:name="P5" style:family="paragraph" style:parent-style-name="Standard">
      <style:text-properties officeooo:rsid="00098d87" officeooo:paragraph-rsid="00098d87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2 – stiskanje podatkov</text:p>
      <text:p text:style-name="P3">ena vrstica ima 1728px</text:p>
      <text:p text:style-name="P1">Po definiciji mora biti na zacetku vsake vrstice bel piksel, ce ga ni, dodamo bel piksel z dolzino 0</text:p>
      <text:p text:style-name="P2">B = [0, 2, 3, 7, 150, 300, 2, 3, 7, 150, 300, 76] <text:s text:c="5"/>sum = 1000</text:p>
      <text:p text:style-name="P2">C = [1, 1, 1, 1, 1, 1, 1, 1, 1, 1, 2, 716] <text:s text:c="19"/>sum = 728</text:p>
      <text:p text:style-name="P2"/>
      <text:p text:style-name="P4">matrika za gradnjo Hoffmanovega drevesa:</text:p>
      <text:p text:style-name="P4"><text:tab/>z<text:span text:style-name="T1">i</text:span><text:span text:style-name="T2"> <text:s text:c="3"/>p</text:span><text:span text:style-name="T1">i</text:span><text:span text:style-name="T2"> <text:s text:c="2"/>l</text:span><text:span text:style-name="T1">i</text:span><text:span text:style-name="T2"> <text:s text:c="2"/>i <text:s/>j</text:span></text:p>
      <text:p text:style-name="P4"><text:span text:style-name="T2"/></text:p>
      <text:p text:style-name="P5"><text:span text:style-name="T2">Pod i si zapisemo <text:s/>indeks trenutne najmanjse verjetnosti, pod j pa indes druge najmanjse verjetno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2:20:54.746394326</meta:creation-date>
    <dc:date>2019-03-21T13:08:53.864356529</dc:date>
    <meta:editing-duration>PT26M5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8" meta:word-count="85" meta:character-count="442" meta:non-whitespace-character-count="330"/>
  </office:meta>
</office:document-meta>
</file>